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none" fo:font-weight="normal" officeooo:rsid="00054650" officeooo:paragraph-rsid="00054650"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style:font-name="Linux Biolinum G" fo:font-size="16pt" style:text-underline-style="solid" style:text-underline-width="auto" style:text-underline-color="font-color" fo:font-weight="bold" officeooo:rsid="00054650" officeooo:paragraph-rsid="00054650"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Linux Biolinum G" fo:font-size="16pt" style:text-underline-style="solid" style:text-underline-width="auto" style:text-underline-color="font-color" fo:font-weight="bold" officeooo:rsid="00054650" officeooo:paragraph-rsid="00054650" style:font-size-asian="14pt" style:font-weight-asian="bold" style:font-size-complex="16pt" style:font-weight-complex="bold"/>
    </style:style>
    <style:style style:name="P4" style:family="paragraph" style:parent-style-name="Standard">
      <style:paragraph-properties fo:text-align="end" style:justify-single-word="false"/>
      <style:text-properties style:font-name="Linux Biolinum G" fo:font-size="16pt" style:text-underline-style="none" fo:font-weight="bold" officeooo:rsid="00054650" officeooo:paragraph-rsid="00054650" style:font-size-asian="14pt" style:font-weight-asian="bold" style:font-size-complex="16pt" style:font-weight-complex="bold"/>
    </style:style>
    <style:style style:name="P5" style:family="paragraph" style:parent-style-name="Standard">
      <style:paragraph-properties fo:text-align="justify" style:justify-single-word="false"/>
      <style:text-properties style:font-name="Linux Biolinum G" fo:font-size="16pt" style:text-underline-style="none" fo:font-weight="bold" officeooo:rsid="00054650" officeooo:paragraph-rsid="00054650" style:font-size-asian="14pt" style:font-weight-asian="bold" style:font-size-complex="16pt" style:font-weight-complex="bold"/>
    </style:style>
    <style:style style:name="P6" style:family="paragraph" style:parent-style-name="Standard">
      <style:paragraph-properties fo:text-align="justify" style:justify-single-word="false"/>
      <style:text-properties style:font-name="Linux Biolinum G" fo:font-size="12pt" style:text-underline-style="none" fo:font-weight="normal" officeooo:rsid="00054650" officeooo:paragraph-rsid="00054650"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Practica inicial sobre Docker</text:p>
      <text:p text:style-name="P5"/>
      <text:p text:style-name="P5"/>
      <text:p text:style-name="P4">Antonio J. Montero García</text:p>
      <text:p text:style-name="P4">2º DAM</text:p>
      <text:p text:style-name="P2"/>
      <text:p text:style-name="P2">¿En qué consiste la virtualización ligera?</text:p>
      <text:p text:style-name="P2"/>
      <text:p text:style-name="P6">Consiste en aislar grupos de procesos, compartiendo estos el mismo sistema operativo y hardware. A estos los llamamos contenedores. Aisla recursos por cada contenedor, de manera que podemos tener varios contenedores de manera controlada.</text:p>
      <text:p text:style-name="P6"/>
      <text:p text:style-name="P6"/>
      <text:p text:style-name="P2">¿Qué difrencias tiene con la virtualización tradicional?</text:p>
      <text:p text:style-name="P2"/>
      <text:p text:style-name="P6">Mediante la virtualización tradicional lo que hacemos es crear la posibilidad de disponer de varios S.Os en un mismo equipo, mientras que Docker digamos que divide los recursos del equipo en sub-equipos o contenedores.</text:p>
      <text:p text:style-name="P6"/>
      <text:p text:style-name="P6">Docker dispone de un cliente, mientras que la mayoria de virtualizaciones tradicionales no.</text:p>
      <text:p text:style-name="P6">Docker nos permite tener un registro de imágenes.</text:p>
      <text:p text:style-name="P6"/>
      <text:p text:style-name="P6">La virtalización tradicional es una tecnología que simula la funcionalidad de harware para crear subsistemas, Docker subdivide los recursos en contenedores.</text:p>
      <text:p text:style-name="P6"/>
      <text:p text:style-name="P6"/>
      <text:p text:style-name="P2">¿Qué ventajas crees que tiene el uso de Docker?</text:p>
      <text:p text:style-name="P2"/>
      <text:p text:style-name="P6">Nos permite disponer de entornos de sistema controlados.</text:p>
      <text:p text:style-name="P6">Nos permite tener un registro de imágenes.</text:p>
      <text:p text:style-name="P6">Un contenedor dispone de todo lo necesario para ejecutar una aplicación.</text:p>
      <text:p text:style-name="P6">Al estar cada contenedor separado, ninguno interfiere en el correcto funcionamiento de los otros.</text:p>
      <text:p text:style-name="P6"/>
      <text:p text:style-name="P6"/>
      <text:p text:style-name="P2">¿Cuáles son los componentes del Docker y para qué sirve cada uno?</text:p>
      <text:p text:style-name="P6"/>
      <text:p text:style-name="P6"/>
      <text:p text:style-name="P6">Docker engine : nos permite crear imágenes, subirlas y bajarlas de un registro de Docker. También </text:p>
      <text:p text:style-name="P6"><text:tab/>permite ejecutar y gestionar contenedores.</text:p>
      <text:p text:style-name="P6"/>
      <text:p text:style-name="P6">Docker client : nos permite gestionar el Docker engine, es un cliente de línea de comandos.</text:p>
      <text:p text:style-name="P6"/>
      <text:p text:style-name="P6">Docker registry : almacena las imágenes generadas por el Docker engine, nos permite distribuir nuestras aplicaciones.</text:p>
      <text:p text:style-name="P6"/>
      <text:p text:style-name="P6"/>
      <text:p text:style-name="P1"><text:soft-page-break/></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0-12-03T12:18:57.151000000</dc:date>
    <meta:editing-duration>PT40S</meta:editing-duration>
    <meta:editing-cycles>3</meta:editing-cycles>
    <meta:document-statistic meta:table-count="0" meta:image-count="0" meta:object-count="0" meta:page-count="2" meta:paragraph-count="20" meta:word-count="247" meta:character-count="1637" meta:non-whitespace-character-count="1408"/>
  </office:meta>
</office:document-meta>
</file>